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0">
            <text:p>30</text:p>
          </table:table-cell>
          <table:table-cell table:style-name="ce11" office:value-type="string">
            <text:p>2022-09-02_04-15-48_000.jpg</text:p>
          </table:table-cell>
          <table:table-cell table:style-name="ce27" office:value-type="string">
            <text:p>:bookmemo / 読んだ本 / 『日本哲学思想全書　第八巻　宗教　宗教論一般篇　空の空なる哉』 / 著者=内村鑑三 / 途中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bookmemo / 読んだ本 / 『日本哲学思想全書　第八巻　宗教　宗教論一般篇　空の空なる哉』 / 著者=内村鑑三 / 途中">
            <text:p>:bookmemo / 読んだ本 / 『日本哲学思想全書　第八巻　宗教　宗教論一般篇　空の空なる哉』 / 著者=内村鑑三 / 途中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1">
            <text:p>31</text:p>
          </table:table-cell>
          <table:table-cell table:style-name="ce6" office:value-type="string">
            <text:p>2022-09-02_04-15-58_000.jpg</text:p>
          </table:table-cell>
          <table:table-cell table:style-name="ce27" office:value-type="string">
            <text:p>:bookmemo / 読んだ本 / 『日本哲学思想全書　第八巻　宗教　宗教論一般篇　空の空なる哉』 / 著者=内村鑑三 / 途中 ここまで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bookmemo / 読んだ本 / 『日本哲学思想全書　第八巻　宗教　宗教論一般篇　空の空なる哉』 / 著者=内村鑑三 / 途中 ここまで">
            <text:p>:bookmemo / 読んだ本 / 『日本哲学思想全書　第八巻　宗教　宗教論一般篇　空の空なる哉』 / 著者=内村鑑三 / 途中 ここまで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2-08-31_07-36-15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6" office:value-type="string">
            <text:p>2022-09-01_07-41-48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6" office:value-type="string">
            <text:p>2022-09-02_04-02-24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8">
            <text:p>48</text:p>
          </table:table-cell>
          <table:table-cell table:style-name="ce6" office:value-type="string">
            <text:p>2022-09-04_07-42-16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:PHOTO 起きた時刻 / 2022">
            <text:p>:m :PHOTO 起きた時刻 / 2022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18" office:value-type="string">
            <text:p>2022-09-01_23-30-36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8">
            <text:p>28</text:p>
          </table:table-cell>
          <table:table-cell table:style-name="ce18" office:value-type="string">
            <text:p>2022-09-02_02-25-02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6" office:value-type="string">
            <text:p>2022-08-31_02-18-37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PHOTO 寝た時刻 / 2022">
            <text:p>:m :PHOTO 寝た時刻 / 2022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8" office:value-type="string">
            <text:p>2022-09-01_02-27-55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PHOTO 寝た時刻 / 2022">
            <text:p>:m :PHOTO 寝た時刻 / 2022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6">
            <text:p>26</text:p>
          </table:table-cell>
          <table:table-cell table:style-name="ce6" office:value-type="string">
            <text:p>2022-09-01_22-34-50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PHOTO 寝た時刻 / 2022">
            <text:p>:m :PHOTO 寝た時刻 / 2022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6">
            <text:p>46</text:p>
          </table:table-cell>
          <table:table-cell table:style-name="ce11" office:value-type="string">
            <text:p>2022-09-04_01-19-37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2-09-01_02-27-45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1" office:value-type="string">
            <text:p>2022-08-31_07-37-51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記録 / お酒：飲んだ量">
            <text:p>:m 記録 / お酒：飲んだ量</text:p>
          </table:table-cell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7">
            <text:p>47</text:p>
          </table:table-cell>
          <table:table-cell table:style-name="ce6" office:value-type="string">
            <text:p>2022-09-04_07-42-06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記録 / お酒：飲んだ量">
            <text:p>:m 記録 / お酒：飲んだ量</text:p>
          </table:table-cell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6" office:value-type="string">
            <text:p>2022-08-30_21-00-20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6" office:value-type="string">
            <text:p>2022-08-31_12-37-2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食べた物 ">
            <text:p>:m 食べた物 </text:p>
          </table:table-cell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6" office:value-type="string">
            <text:p>2022-08-31_21-14-2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食べた物 ">
            <text:p>:m 食べた物 </text:p>
          </table:table-cell>
          <table:table-cell table:style-name="ce11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6" office:value-type="string">
            <text:p>2022-09-01_21-05-33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食べた物 ">
            <text:p>:m 食べた物 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4">
            <text:p>44</text:p>
          </table:table-cell>
          <table:table-cell table:style-name="ce6" office:value-type="string">
            <text:p>2022-09-03_09-56-16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食べた物 ">
            <text:p>:m 食べた物 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18" office:value-type="string">
            <text:p>2022-09-03_21-27-2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食べた物 ">
            <text:p>:m 食べた物 </text:p>
          </table:table-cell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6" office:value-type="string">
            <text:p>2022-09-02_06-48-56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現場状況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東和 PHOTO / 220902f / 青山一丁目駅 / 港区赤坂７丁目計画 / １名（設備） / ホクシン設備（合田工務店） / 現場状況">
            <text:p>:m 東和 PHOTO / 220902f / 青山一丁目駅 / 港区赤坂７丁目計画 / １名（設備） / ホクシン設備（合田工務店） / 現場状況</text:p>
          </table:table-cell>
          <table:table-cell table:style-name="ce11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5">
            <text:p>35</text:p>
          </table:table-cell>
          <table:table-cell table:style-name="ce6" office:value-type="string">
            <text:p>2022-09-02_06-49-22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現場状況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東和 PHOTO / 220902f / 青山一丁目駅 / 港区赤坂７丁目計画 / １名（設備） / ホクシン設備（合田工務店） / 現場状況">
            <text:p>:m 東和 PHOTO / 220902f / 青山一丁目駅 / 港区赤坂７丁目計画 / １名（設備） / ホクシン設備（合田工務店） / 現場状況</text:p>
          </table:table-cell>
          <table:table-cell table:style-name="ce11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6">
            <text:p>36</text:p>
          </table:table-cell>
          <table:table-cell table:style-name="ce6" office:value-type="string">
            <text:p>2022-09-02_06-49-53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東和 PHOTO / 220902f / 青山一丁目駅 / 港区赤坂７丁目計画 / １名（設備） / ホクシン設備（合田工務店） / 現場状況">
            <text:p>:m 東和 PHOTO / 220902f / 青山一丁目駅 / 港区赤坂７丁目計画 / １名（設備） / ホクシン設備（合田工務店） / 現場状況</text:p>
          </table:table-cell>
          <table:table-cell table:style-name="ce11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7">
            <text:p>37</text:p>
          </table:table-cell>
          <table:table-cell table:style-name="ce11" office:value-type="string">
            <text:p>2022-09-02_06-49-56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現場状況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8">
            <text:p>38</text:p>
          </table:table-cell>
          <table:table-cell table:style-name="ce6" office:value-type="string">
            <text:p>2022-09-02_06-50-18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東和 PHOTO / 220902f / 青山一丁目駅 / 港区赤坂７丁目計画 / １名（設備） / ホクシン設備（合田工務店） / 現場状況">
            <text:p>:m 東和 PHOTO / 220902f / 青山一丁目駅 / 港区赤坂７丁目計画 / １名（設備） / ホクシン設備（合田工務店） / 現場状況</text:p>
          </table:table-cell>
          <table:table-cell table:style-name="ce11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39">
            <text:p>39</text:p>
          </table:table-cell>
          <table:table-cell table:style-name="ce19" office:value-type="string">
            <text:p>2022-09-02_06-50-26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東和 PHOTO / 220902f / 青山一丁目駅 / 港区赤坂７丁目計画 / １名（設備） / ホクシン設備（合田工務店） / 現場状況">
            <text:p>:m 東和 PHOTO / 220902f / 青山一丁目駅 / 港区赤坂７丁目計画 / １名（設備） / ホクシン設備（合田工務店） / 現場状況</text:p>
          </table:table-cell>
          <table:table-cell table:style-name="ce11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1" office:value-type="string">
            <text:p>2022-09-01_16-03-28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東和 PHOTO / 220902f / 青山一丁目駅 / 港区赤坂７丁目計画 / １名（設備） / ホクシン設備（合田工務店） / 指示書">
            <text:p>:m 東和 PHOTO / 220902f / 青山一丁目駅 / 港区赤坂７丁目計画 / １名（設備） / ホクシン設備（合田工務店） / 指示書</text:p>
          </table:table-cell>
          <table:table-cell table:style-name="ce11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6" office:value-type="string">
            <text:p>2022-09-01_16-03-36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東和 PHOTO / 220902f / 青山一丁目駅 / 港区赤坂７丁目計画 / １名（設備） / ホクシン設備（合田工務店） / 指示書">
            <text:p>:m 東和 PHOTO / 220902f / 青山一丁目駅 / 港区赤坂７丁目計画 / １名（設備） / ホクシン設備（合田工務店） / 指示書</text:p>
          </table:table-cell>
          <table:table-cell table:style-name="ce11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6" office:value-type="string">
            <text:p>2022-09-01_16-03-59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東和 PHOTO / 220902f / 青山一丁目駅 / 港区赤坂７丁目計画 / １名（設備） / ホクシン設備（合田工務店） / 指示書">
            <text:p>:m 東和 PHOTO / 220902f / 青山一丁目駅 / 港区赤坂７丁目計画 / １名（設備） / ホクシン設備（合田工務店） / 指示書</text:p>
          </table:table-cell>
          <table:table-cell table:style-name="ce11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1" office:value-type="string">
            <text:p>2022-09-01_16-04-10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指示書：地図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6" office:value-type="string">
            <text:p>2022-09-01_16-22-47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資料：地図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東和 PHOTO / 220902f / 青山一丁目駅 / 港区赤坂７丁目計画 / １名（設備） / ホクシン設備（合田工務店） / 資料：地図">
            <text:p>:m 東和 PHOTO / 220902f / 青山一丁目駅 / 港区赤坂７丁目計画 / １名（設備） / ホクシン設備（合田工務店） / 資料：地図</text:p>
          </table:table-cell>
          <table:table-cell table:style-name="ce11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6" office:value-type="string">
            <text:p>2022-09-01_16-23-18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資料：地図：路上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東和 PHOTO / 220902f / 青山一丁目駅 / 港区赤坂７丁目計画 / １名（設備） / ホクシン設備（合田工務店） / 資料：地図：路上">
            <text:p>:m 東和 PHOTO / 220902f / 青山一丁目駅 / 港区赤坂７丁目計画 / １名（設備） / ホクシン設備（合田工務店） / 資料：地図：路上</text:p>
          </table:table-cell>
          <table:table-cell table:style-name="ce11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6" office:value-type="string">
            <text:p>2022-09-02_05-32-37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出発時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東和 PHOTO / 220902f / 青山一丁目駅 / 港区赤坂７丁目計画 / １名（設備） / ホクシン設備（合田工務店） / 出発時間">
            <text:p>:m 東和 PHOTO / 220902f / 青山一丁目駅 / 港区赤坂７丁目計画 / １名（設備） / ホクシン設備（合田工務店） / 出発時間</text:p>
          </table:table-cell>
          <table:table-cell table:style-name="ce11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0">
            <text:p>40</text:p>
          </table:table-cell>
          <table:table-cell table:style-name="ce6" office:value-type="string">
            <text:p>2022-09-02_16-12-38_000.jpg</text:p>
          </table:table-cell>
          <table:table-cell table:style-name="ce29" office:value-type="string">
            <text:p>:m 東和 PHOTO / 220902f / 青山一丁目駅 / 港区赤坂７丁目計画 / １名（設備） / ホクシン設備（合田工務店） / 日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東和 PHOTO / 220902f / 青山一丁目駅 / 港区赤坂７丁目計画 / １名（設備） / ホクシン設備（合田工務店） / 日報">
            <text:p>:m 東和 PHOTO / 220902f / 青山一丁目駅 / 港区赤坂７丁目計画 / １名（設備） / ホクシン設備（合田工務店） / 日報</text:p>
          </table:table-cell>
          <table:table-cell table:style-name="ce11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1" office:value-type="string">
            <text:p>2022-08-31_07-46-06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6" office:value-type="string">
            <text:p>2022-09-01_07-48-31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15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2">
            <text:p>32</text:p>
          </table:table-cell>
          <table:table-cell table:style-name="ce18" office:value-type="string">
            <text:p>2022-09-02_04-27-2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39];[.K39])" office:value-type="string" office:string-value="jpg">
            <text:p>jpg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3">
            <text:p>43</text:p>
          </table:table-cell>
          <table:table-cell table:style-name="ce18" office:value-type="string">
            <text:p>2022-09-03_07-47-57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40];[.K40])" office:value-type="string" office:string-value="jpg">
            <text:p>jpg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9">
            <text:p>49</text:p>
          </table:table-cell>
          <table:table-cell table:style-name="ce6" office:value-type="string">
            <text:p>2022-09-04_07-50-11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41];[.K41])" office:value-type="string" office:string-value="jpg">
            <text:p>jpg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6" office:value-type="string">
            <text:p>2022-08-31_02-18-33_000.jpg</text:p>
          </table:table-cell>
          <table:table-cell table:style-name="ce28" office:value-type="string">
            <text:p>:m other / log / 寝る前　ウェブ閲覧　記録　（for オナニー） / 了 / 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11" table:formula="of:=RIGHT([.B42];[.K42])" office:value-type="string" office:string-value="jpg">
            <text:p>jpg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6" office:value-type="string">
            <text:p>2022-08-31_13-57-07_000.jpg</text:p>
          </table:table-cell>
          <table:table-cell table:style-name="ce27" office:value-type="string">
            <text:p>:m 1*1 RES / free# S87DP9 記事読み / id=~(browser=yandex) / media=sputnik:china? / theme=儀和号,other=天文数値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1*1 RES / free# S87DP9 記事読み / id=~(browser=yandex) / media=sputnik:china? / theme=儀和号,other=天文数値">
            <text:p>:m 1*1 RES / free# S87DP9 記事読み / id=~(browser=yandex) / media=sputnik:china? / theme=儀和号,other=天文数値</text:p>
          </table:table-cell>
          <table:table-cell table:style-name="ce11" table:formula="of:=RIGHT([.B43];[.K43])" office:value-type="string" office:string-value="jpg">
            <text:p>jpg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6" office:value-type="string">
            <text:p>2022-08-31_15-39-53_000.jpg</text:p>
          </table:table-cell>
          <table:table-cell table:style-name="ce27" office:value-type="string">
            <text:p>:m RES 1*2 / free# JVEMV6 68#_351:1 / 68. theoretical-physics(tp) / topics=量子力学,w=,doc=r-7-A1~1.1.9##3-1.0~,s=~,i=~,other=calc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RES 1*2 / free# JVEMV6 68#_351:1 / 68. theoretical-physics(tp) / topics=量子力学,w=,doc=r-7-A1~1.1.9##3-1.0~,s=~,i=~,other=calc+">
            <text:p>:m RES 1*2 / free# JVEMV6 68#_351:1 / 68. theoretical-physics(tp) / topics=量子力学,w=,doc=r-7-A1~1.1.9##3-1.0~,s=~,i=~,other=calc+</text:p>
          </table:table-cell>
          <table:table-cell table:style-name="ce11" table:formula="of:=RIGHT([.B44];[.K44])" office:value-type="string" office:string-value="jpg">
            <text:p>jpg</text:p>
          </table:table-cell>
          <table:table-cell table:style-name="ce53" table:formula="of:=FIND(&quot;.&quot;;[.B44];1)" office:value-type="float" office:value="24">
            <text:p>24</text:p>
          </table:table-cell>
          <table:table-cell table:formula="of:=LEN([.B44])" office:value-type="float" office:value="27">
            <text:p>27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6" office:value-type="string">
            <text:p>2022-08-31_15-40-16_000.jpg</text:p>
          </table:table-cell>
          <table:table-cell table:style-name="ce27" office:value-type="string">
            <text:p>:m RES 2*2 / free# JVEMV6 68#_351:1 / 68. theoretical-physics(tp) / topics=量子力学,w=,doc=r-7-A1~1.1.9##3-2.1.2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m RES 2*2 / free# JVEMV6 68#_351:1 / 68. theoretical-physics(tp) / topics=量子力学,w=,doc=r-7-A1~1.1.9##3-2.1.2,s=~,i=~,other=memo+">
            <text:p>:m RES 2*2 / free# JVEMV6 68#_351:1 / 68. theoretical-physics(tp) / topics=量子力学,w=,doc=r-7-A1~1.1.9##3-2.1.2,s=~,i=~,other=memo+</text:p>
          </table:table-cell>
          <table:table-cell table:style-name="ce11" table:formula="of:=RIGHT([.B45];[.K45])" office:value-type="string" office:string-value="jpg">
            <text:p>jpg</text:p>
          </table:table-cell>
          <table:table-cell table:style-name="ce53" table:formula="of:=FIND(&quot;.&quot;;[.B45];1)" office:value-type="float" office:value="24">
            <text:p>24</text:p>
          </table:table-cell>
          <table:table-cell table:formula="of:=LEN([.B45])" office:value-type="float" office:value="27">
            <text:p>27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6" office:value-type="string">
            <text:p>2022-08-31_18-14-48_000.jpg</text:p>
          </table:table-cell>
          <table:table-cell table:style-name="ce27" office:value-type="string">
            <text:p>:m RES 1*1 / free# JVEMV6 68#_351:2 / 68. theoretical-physics(tp) / topics=量子力学,w=,doc=r-7-A1~1.1.9##3-2.2.1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RES 1*1 / free# JVEMV6 68#_351:2 / 68. theoretical-physics(tp) / topics=量子力学,w=,doc=r-7-A1~1.1.9##3-2.2.1,s=~,i=~,other=memo+">
            <text:p>:m RES 1*1 / free# JVEMV6 68#_351:2 / 68. theoretical-physics(tp) / topics=量子力学,w=,doc=r-7-A1~1.1.9##3-2.2.1,s=~,i=~,other=memo+</text:p>
          </table:table-cell>
          <table:table-cell table:style-name="ce11" table:formula="of:=RIGHT([.B46];[.K46])" office:value-type="string" office:string-value="jpg">
            <text:p>jpg</text:p>
          </table:table-cell>
          <table:table-cell table:style-name="ce53" table:formula="of:=FIND(&quot;.&quot;;[.B46];1)" office:value-type="float" office:value="24">
            <text:p>24</text:p>
          </table:table-cell>
          <table:table-cell table:formula="of:=LEN([.B46])" office:value-type="float" office:value="27">
            <text:p>27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1" office:value-type="string">
            <text:p>2022-09-01_07-46-29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m 記録 / お酒：飲んだ量">
            <text:p>:m 記録 / お酒：飲んだ量</text:p>
          </table:table-cell>
          <table:table-cell table:style-name="ce11" table:formula="of:=RIGHT([.B47];[.K47])" office:value-type="string" office:string-value="jpg">
            <text:p>jpg</text:p>
          </table:table-cell>
          <table:table-cell table:style-name="ce53" table:formula="of:=FIND(&quot;.&quot;;[.B47];1)" office:value-type="float" office:value="24">
            <text:p>24</text:p>
          </table:table-cell>
          <table:table-cell table:formula="of:=LEN([.B47])" office:value-type="float" office:value="27">
            <text:p>27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6" office:value-type="string">
            <text:p>2022-09-01_17-24-24_000.jpg</text:p>
          </table:table-cell>
          <table:table-cell table:style-name="ce27" office:value-type="string">
            <text:p>:m RES 1*1 / free# JVEMV6 68#_352:1 / 68. theoretical-physics(tp) / topics=量子力学,w=,doc=r-7-A1~1.1.9##3-3.0~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m RES 1*1 / free# JVEMV6 68#_352:1 / 68. theoretical-physics(tp) / topics=量子力学,w=,doc=r-7-A1~1.1.9##3-3.0~,s=~,i=~,other=~">
            <text:p>:m RES 1*1 / free# JVEMV6 68#_352:1 / 68. theoretical-physics(tp) / topics=量子力学,w=,doc=r-7-A1~1.1.9##3-3.0~,s=~,i=~,other=~</text:p>
          </table:table-cell>
          <table:table-cell table:style-name="ce11" table:formula="of:=RIGHT([.B48];[.K48])" office:value-type="string" office:string-value="jpg">
            <text:p>jpg</text:p>
          </table:table-cell>
          <table:table-cell table:style-name="ce53" table:formula="of:=FIND(&quot;.&quot;;[.B48];1)" office:value-type="float" office:value="24">
            <text:p>24</text:p>
          </table:table-cell>
          <table:table-cell table:formula="of:=LEN([.B48])" office:value-type="float" office:value="27">
            <text:p>27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1">
            <text:p>41</text:p>
          </table:table-cell>
          <table:table-cell table:style-name="ce6" office:value-type="string">
            <text:p>2022-09-02_17-43-44_000.jpg</text:p>
          </table:table-cell>
          <table:table-cell table:style-name="ce27" office:value-type="string">
            <text:p>:m RES 1*1 / free# JVEMV6 68#_353:1 / 68. theoretical-physics(tp) / topics=量子力学,w=,doc=r-7-A1~1.1.9##4-1.1~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m RES 1*1 / free# JVEMV6 68#_353:1 / 68. theoretical-physics(tp) / topics=量子力学,w=,doc=r-7-A1~1.1.9##4-1.1~,s=~,i=~,other=~">
            <text:p>:m RES 1*1 / free# JVEMV6 68#_353:1 / 68. theoretical-physics(tp) / topics=量子力学,w=,doc=r-7-A1~1.1.9##4-1.1~,s=~,i=~,other=~</text:p>
          </table:table-cell>
          <table:table-cell table:style-name="ce11" table:formula="of:=RIGHT([.B49];[.K49])" office:value-type="string" office:string-value="jpg">
            <text:p>jpg</text:p>
          </table:table-cell>
          <table:table-cell table:style-name="ce53" table:formula="of:=FIND(&quot;.&quot;;[.B49];1)" office:value-type="float" office:value="24">
            <text:p>24</text:p>
          </table:table-cell>
          <table:table-cell table:formula="of:=LEN([.B49])" office:value-type="float" office:value="27">
            <text:p>27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2">
            <text:p>42</text:p>
          </table:table-cell>
          <table:table-cell table:style-name="ce6" office:value-type="string">
            <text:p>2022-09-03_01-42-3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m :PHOTO 寝た時刻 / 2022">
            <text:p>:m :PHOTO 寝た時刻 / 2022</text:p>
          </table:table-cell>
          <table:table-cell table:style-name="ce11" table:formula="of:=RIGHT([.B50];[.K50])" office:value-type="string" office:string-value="jpg">
            <text:p>jpg</text:p>
          </table:table-cell>
          <table:table-cell table:style-name="ce53" table:formula="of:=FIND(&quot;.&quot;;[.B50];1)" office:value-type="float" office:value="24">
            <text:p>24</text:p>
          </table:table-cell>
          <table:table-cell table:formula="of:=LEN([.B50])" office:value-type="float" office:value="27">
            <text:p>27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8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1"/>
          <table:table-cell table:style-name="ce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33">
            <text:p>33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  <table:database-range table:target-range-address="Sheet1.A2:Sheet1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2022/09/04</text:date>, <text:time>10:27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04T10:27:29.05</dc:date>
    <dc:creator>iwabuchi ken</dc:creator>
    <meta:editing-duration>P48DT21H50M53S</meta:editing-duration>
    <meta:editing-cycles>15952</meta:editing-cycles>
    <meta:document-statistic meta:table-count="2" meta:cell-count="951" meta:object-count="0"/>
    <meta:user-defined meta:name="qrichtext">1</meta:user-defined>
  </office:meta>
</office:document-meta>
</file>